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5" style:family="table">
      <style:table-properties style:width="15.903cm" fo:margin-left="0cm" table:align="left"/>
    </style:style>
    <style:style style:name="Table5.A" style:family="table-column">
      <style:table-column-properties style:column-width="0.547cm"/>
    </style:style>
    <style:style style:name="Table5.B" style:family="table-column">
      <style:table-column-properties style:column-width="6.57cm"/>
    </style:style>
    <style:style style:name="Table5.C" style:family="table-column">
      <style:table-column-properties style:column-width="5.914cm"/>
    </style:style>
    <style:style style:name="Table5.D" style:family="table-column">
      <style:table-column-properties style:column-width="2.872cm"/>
    </style:style>
    <style:style style:name="Table5.1" style:family="table-row">
      <style:table-row-properties style:min-row-height="1.012cm" style:use-optimal-row-height="false"/>
    </style:style>
    <style:style style:name="Table5.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Normal">
      <style:paragraph-properties fo:margin-top="0cm" fo:margin-bottom="0cm" style:contextual-spacing="false" fo:hyphenation-ladder-count="no-limit"/>
      <style:text-properties fo:hyphenate="true" loext:hyphenation-no-caps="false"/>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4" style:family="paragraph" style:parent-style-name="Normal">
      <style:paragraph-properties fo:margin-top="0cm" fo:margin-bottom="0cm" style:contextual-spacing="false"/>
      <style:text-properties fo:color="#5b9bd5" loext:opacity="100%" fo:font-weight="bold" style:font-weight-asian="bold"/>
    </style:style>
    <style:style style:name="P25"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6" style:family="paragraph" style:parent-style-name="Normal">
      <style:paragraph-properties fo:margin-left="0cm" fo:margin-right="0.106cm" fo:margin-top="0.212cm" fo:margin-bottom="0.141cm" style:contextual-spacing="false" fo:text-indent="0cm" style:auto-text-indent="false"/>
    </style:style>
    <style:style style:name="P27"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8"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9" style:family="paragraph" style:parent-style-name="Heading_20_1">
      <style:text-properties fo:color="#0070c0" loext:opacity="100%"/>
    </style:style>
    <style:style style:name="P30" style:family="paragraph" style:parent-style-name="Heading_20_2">
      <style:paragraph-properties fo:break-before="page"/>
    </style:style>
    <style:style style:name="P31" style:family="paragraph" style:parent-style-name="Heading_20_3">
      <style:text-properties style:use-window-font-color="true" loext:opacity="0%"/>
    </style:style>
    <style:style style:name="P32" style:family="paragraph" style:parent-style-name="List_20_Paragraph" style:list-style-name="L1"/>
    <style:style style:name="P33" style:family="paragraph" style:parent-style-name="List_20_Paragraph" style:list-style-name="L1">
      <style:text-properties style:font-name-complex="Calibri" style:font-size-complex="12.5pt"/>
    </style:style>
    <style:style style:name="P34" style:family="paragraph" style:parent-style-name="List_20_Paragraph" style:list-style-name="L2">
      <style:paragraph-properties fo:hyphenation-ladder-count="no-limit"/>
      <style:text-properties fo:hyphenate="true" loext:hyphenation-no-caps="false"/>
    </style:style>
    <style:style style:name="P35" style:family="paragraph" style:parent-style-name="List_20_Paragraph" style:list-style-name="L3"/>
    <style:style style:name="P36" style:family="paragraph" style:parent-style-name="List_20_Paragraph" style:list-style-name="L4"/>
    <style:style style:name="P37" style:family="paragraph" style:parent-style-name="List_20_Paragraph" style:list-style-name="L5"/>
    <style:style style:name="P38"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style:style>
    <style:style style:name="T12" style:family="text">
      <style:text-properties fo:color="#0070c0" loext:opacity="100%" fo:font-weight="bold" style:font-weight-asian="bold"/>
    </style:style>
    <style:style style:name="T13" style:family="text">
      <style:text-properties fo:color="#5b9bd5" loext:opacity="100%" fo:font-weight="bold" style:font-weight-asian="bold"/>
    </style:style>
    <style:style style:name="T14" style:family="text">
      <style:text-properties fo:background-color="#ffffff" loext:char-shading-value="0"/>
    </style:style>
    <style:style style:name="T15" style:family="text">
      <style:text-properties fo:color="#222222" loext:opacity="100%" style:font-name-asian="Times New Roman" style:language-asian="en" style:country-asian="GB" style:font-name-complex="Calibri" style:font-size-complex="12.5pt"/>
    </style:style>
    <style:style style:name="T16" style:family="text">
      <style:text-properties fo:color="#222222" loext:opacity="100%" style:font-name-asian="Times New Roman" style:language-asian="en" style:country-asian="GB" style:font-name-complex="Calibri" style:font-size-complex="12.5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a><text:a xlink:type="simple" xlink:href="#_Toc112061822" office:target-frame-name="_top" xlink:show="replace" text:style-name="Internet_20_link" text:visited-style-name="Visited_20_Internet_20_Link"><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a><text:a xlink:type="simple" xlink:href="#_Toc112061823" office:target-frame-name="_top" xlink:show="replace" text:style-name="Internet_20_link" text:visited-style-name="Visited_20_Internet_20_Link"><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a><text:a xlink:type="simple" xlink:href="#_Toc112061826" office:target-frame-name="_top" xlink:show="replace" text:style-name="Internet_20_link" text:visited-style-name="Visited_20_Internet_20_Link"><text:tab/>8</text:a></text:p>
          <text:p text:style-name="P15"><text:a xlink:type="simple" xlink:href="#_Toc112061827" office:target-frame-name="_top" xlink:show="replace" text:style-name="Internet_20_link" text:visited-style-name="Visited_20_Internet_20_Link"><text:span text:style-name="Hyperlink">Award Criteria</text:span></text:a><text:a xlink:type="simple" xlink:href="#_Toc112061827" office:target-frame-name="_top" xlink:show="replace" text:style-name="Internet_20_link" text:visited-style-name="Visited_20_Internet_20_Link"><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a><text:a xlink:type="simple" xlink:href="#_Toc112061828" office:target-frame-name="_top" xlink:show="replace" text:style-name="Internet_20_link" text:visited-style-name="Visited_20_Internet_20_Link"><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a><text:a xlink:type="simple" xlink:href="#_Toc112061829" office:target-frame-name="_top" xlink:show="replace" text:style-name="Internet_20_link" text:visited-style-name="Visited_20_Internet_20_Link"><text:tab/>9</text:a></text:p>
          <text:p text:style-name="P16"><text:a xlink:type="simple" xlink:href="#_Toc112061830" office:target-frame-name="_top" xlink:show="replace" text:style-name="Internet_20_link" text:visited-style-name="Visited_20_Internet_20_Link"><text:span text:style-name="Hyperlink">Compliance Check</text:span></text:a><text:a xlink:type="simple" xlink:href="#_Toc112061830" office:target-frame-name="_top" xlink:show="replace" text:style-name="Internet_20_link" text:visited-style-name="Visited_20_Internet_20_Link"><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a><text:a xlink:type="simple" xlink:href="#_Toc112061831" office:target-frame-name="_top" xlink:show="replace" text:style-name="Internet_20_link" text:visited-style-name="Visited_20_Internet_20_Link"><text:tab/>9</text:a></text:p>
          <text:p text:style-name="P16"><text:a xlink:type="simple" xlink:href="#_Toc112061832" office:target-frame-name="_top" xlink:show="replace" text:style-name="Internet_20_link" text:visited-style-name="Visited_20_Internet_20_Link"><text:span text:style-name="Hyperlink">Presentations</text:span></text:a><text:a xlink:type="simple" xlink:href="#_Toc112061832" office:target-frame-name="_top" xlink:show="replace" text:style-name="Internet_20_link" text:visited-style-name="Visited_20_Internet_20_Link"><text:tab/>9</text:a></text:p>
          <text:p text:style-name="P16"><text:a xlink:type="simple" xlink:href="#_Toc112061833" office:target-frame-name="_top" xlink:show="replace" text:style-name="Internet_20_link" text:visited-style-name="Visited_20_Internet_20_Link"><text:span text:style-name="Hyperlink">Award</text:span></text:a><text:a xlink:type="simple" xlink:href="#_Toc112061833" office:target-frame-name="_top" xlink:show="replace" text:style-name="Internet_20_link" text:visited-style-name="Visited_20_Internet_20_Link"><text:tab/>10</text:a></text:p>
          <text:p text:style-name="P15"><text:a xlink:type="simple" xlink:href="#_Toc112061834" office:target-frame-name="_top" xlink:show="replace" text:style-name="Internet_20_link" text:visited-style-name="Visited_20_Internet_20_Link"><text:span text:style-name="Hyperlink">Further Information</text:span></text:a><text:a xlink:type="simple" xlink:href="#_Toc112061834" office:target-frame-name="_top" xlink:show="replace" text:style-name="Internet_20_link" text:visited-style-name="Visited_20_Internet_20_Link"><text:tab/>10</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820036"/><text:bookmark-start text:name="_Toc112061822"/>How to make your <text:bookmark-end text:name="_Toc96061026"/><text:bookmark-end text:name="_Toc110266951"/><text:bookmark-end text:name="_Toc111475178"/><text:bookmark-end text:name="_Toc111568140"/>proposal<text:bookmark-end text:name="_Toc111820036"/><text:bookmark-end text:name="_Toc112061822"/></text:h>
      <text:p text:style-name="Normal"/>
      <text:p text:style-name="Normal">Your proposal must be made by the organisation that will be responsible for providing the deliverables if your proposal is successful.</text:p>
      <text:p text:style-name="Normal">Remember to:</text:p>
      <text:list xml:id="list2689570400" text:style-name="L1">
        <text:list-item>
          <text:p text:style-name="P32"><text:span text:style-name="Default_20_Paragraph_20_Font"><text:span text:style-name="T7">Decline this Proposal Pack if you do not wish to submit a response. If you Decline please provide a reason for doing so</text:span></text:span></text:p>
        </text:list-item>
        <text:list-item>
          <text:p text:style-name="P33">Submit your proposal via the Crown Commercial Services e-Sourcing Suite. <text:s/>We will only accept proposals that we receive through the Crown Commercial Services e-Sourcing Suite</text:p>
        </text:list-item>
        <text:list-item>
          <text:p text:style-name="P33">Submit your proposal in good time and before the proposal submission deadline</text:p>
        </text:list-item>
        <text:list-item>
          <text:p text:style-name="P33">Your proposal should be attached to the procurement event in the Crown Commercial Services e-Sourcing Suite</text:p>
        </text:list-item>
        <text:list-item>
          <text:p text:style-name="P33">Upload only those documents we have asked for in line with the requirements specified – any other supporting evidence, certificates for example, may be requested separately by us</text:p>
        </text:list-item>
        <text:list-item>
          <text:p text:style-name="P33">Where multiple documents are required they can only be submitted within a single compressed file format – .zip files is the only acceptable compressed file format</text:p>
        </text:list-item>
        <text:list-item>
          <text:p text:style-name="P33">Make sure you answer every question</text:p>
        </text:list-item>
        <text:list-item>
          <text:p text:style-name="P33">Each question must be answered in its own right. You must not answer any of the questions by cross referencing other questions or other materials e.g. reports located on your website</text:p>
        </text:list-item>
        <text:list-item>
          <text:p text:style-name="P33">Check for messages in the Crown Commercial Services e-Sourcing Suite throughout the competition</text:p>
        </text:list-item>
        <text:list-item>
          <text:p text:style-name="P32"><text:span text:style-name="Default_20_Paragraph_20_Font"><text:span text:style-name="T7">Press the Submit Response button when your proposal is ready, otherwise we will not be able to see it</text:span></text:span></text:p>
        </text:list-item>
        <text:list-item>
          <text:p text:style-name="P33">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151428372" text:style-name="L2">
        <text:list-item>
          <text:p text:style-name="P34"><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style-name="TableLine140592294605184">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style-name="TableLine140594440242976">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style-name="TableLine140594439894768">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592294394400">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592294626960">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213447066114719" text:continue-numbering="true" text:style-name="L2">
        <text:list-item>
          <text:p text:style-name="P34"><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594146081008">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style-name="TableLine140594440471552">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style-name="TableLine140592294921296">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style-name="TableLine140592294794896">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213446580002259" text:continue-numbering="true" text:style-name="L2">
        <text:list-item>
          <text:p text:style-name="P34"><text:span text:style-name="Default_20_Paragraph_20_Font"><text:span text:style-name="T9">Award Contacts</text:span></text:span>. <text:s/>Please provide details of where the Award Outcome should be directed. <text:s/>Your response must include their:</text:p>
          <text:list>
            <text:list-item>
              <text:p text:style-name="P34">Full Name</text:p>
            </text:list-item>
            <text:list-item>
              <text:p text:style-name="P34">Role/Title</text:p>
            </text:list-item>
            <text:list-item>
              <text:p text:style-name="P34">Registered Address</text:p>
            </text:list-item>
            <text:list-item>
              <text:p text:style-name="P34">Email Address</text:p>
            </text:list-item>
          </text:list>
        </text:list-item>
      </text:list>
      <text:p text:style-name="P11"/>
      <text:list xml:id="list213447096909891" text:continue-numbering="true" text:style-name="L2">
        <text:list-item>
          <text:p text:style-name="P34"><text:span text:style-name="Default_20_Paragraph_20_Font"><text:span text:style-name="T9">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592294792464">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style-name="TableLine140592294402256">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140592294207536">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820037"/><text:bookmark-start text:name="_Toc112061823"/>Questions and evaluation criteria<text:bookmark-end text:name="_Toc111475179"/><text:bookmark-end text:name="_Toc111568141"/><text:bookmark-end text:name="_Toc111820037"/><text:bookmark-end text:name="_Toc112061823"/><text:bookmark-end text:name="_Toc96061027"/><text:bookmark-end text:name="_Toc110266952"/></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xml:id="list1604162982" text:style-name="L3">
        <text:list-item>
          <text:p text:style-name="P35"><text:span text:style-name="Default_20_Paragraph_20_Font"><text:span text:style-name="T5">Technical</text:span></text:span></text:p>
        </text:list-item>
        <text:list-item>
          <text:p text:style-name="P35"><text:span text:style-name="Default_20_Paragraph_20_Font"><text:span text:style-name="T12">«Insert_Social_Values_Title»<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9" text:outline-level="1"><text:bookmark-start text:name="_Toc110266953"/><text:bookmark-start text:name="_Toc111475180"/><text:bookmark-start text:name="_Toc111568142"/><text:bookmark-start text:name="_Toc111820038"/><text:bookmark-start text:name="_Toc112061824"/>«Insert_Technical_Title»<text:bookmark-end text:name="_Toc110266953"/><text:bookmark-end text:name="_Toc111475180"/><text:bookmark-end text:name="_Toc111568142"/><text:bookmark-end text:name="_Toc111820038"/><text:bookmark-end text:name="_Toc112061824"/></text:h>
      <text:p text:style-name="Normal">Guidelines:</text:p>
      <text:list xml:id="list3682097063" text:style-name="L4">
        <text:list-item>
          <text:p text:style-name="P36">You must answer all the following questions</text:p>
        </text:list-item>
        <text:list-item>
          <text:p text:style-name="P36">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style-name="TableLine140594146330080">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
          </table:table-cell>
          <table:table-cell table:style-name="TECHNICAL_5f_QUESTION.A1" office:value-type="string">
            <text:p text:style-name="P20">Response</text:p>
          </table:table-cell>
        </table:table-row>
        <table:table-row table:style-name="TableLine140592294507968">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9">Question</text:span></text:span></text:p>
            <text:p text:style-name="P24">«Insert_Technical_Question_#n»</text:p>
          </table:table-cell>
          <table:table-cell table:style-name="TECHNICAL_5f_QUESTION.A1" office:value-type="string">
            <text:p text:style-name="P21"/>
          </table:table-cell>
          <table:table-cell table:style-name="TECHNICAL_5f_QUESTION.A1" office:value-type="string">
            <text:p text:style-name="P21">Attachment</text:p>
          </table:table-cell>
        </table:table-row>
      </table:table>
      <text:p text:style-name="Normal"/>
      <text:p text:style-name="P11"/>
      <text:h text:style-name="Heading_20_1" text:outline-level="1"><text:bookmark-start text:name="_Toc96061029"/><text:bookmark-start text:name="_Toc110266954"/><text:bookmark-start text:name="_Toc111475181"/><text:bookmark-start text:name="_Toc111568143"/><text:bookmark-start text:name="_Toc111820039"/><text:bookmark-start text:name="_Toc112061825"/><text:span text:style-name="Default_20_Paragraph_20_Font"><text:span text:style-name="T11">«Insert_Social_Values_Title Conditional»</text:span></text:span><text:bookmark-end text:name="_Toc96061029"/><text:bookmark-end text:name="_Toc110266954"/><text:bookmark-end text:name="_Toc111475181"/><text:bookmark-end text:name="_Toc111568143"/><text:bookmark-end text:name="_Toc111820039"/><text:bookmark-end text:name="_Toc112061825"/></text:h>
      <text:p text:style-name="Normal">Guidelines:</text:p>
      <text:list xml:id="list213446585238412" text:continue-numbering="true" text:style-name="L4">
        <text:list-item>
          <text:p text:style-name="P36">You must answer all the following questions</text:p>
        </text:list-item>
        <text:list-item>
          <text:p text:style-name="P36">Keep your responses as succinct as possible</text:p>
        </text:list-item>
      </text:list>
      <text:p text:style-name="List_20_Paragrap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text:p>
          </table:table-cell>
          <table:table-cell table:style-name="Table5.A1" office:value-type="string">
            <text:p text:style-name="P20">Question</text:p>
          </table:table-cell>
          <table:table-cell table:style-name="Table5.A1" office:value-type="string">
            <text:p text:style-name="P20"/>
          </table:table-cell>
          <table:table-cell table:style-name="Table5.A1" office:value-type="string">
            <text:p text:style-name="P20">Response</text:p>
          </table:table-cell>
        </table:table-row>
        <table:table-row table:style-name="TableLine140592294153360">
          <table:table-cell table:style-name="Table5.A1" office:value-type="string">
            <text:p text:style-name="P4">1</text:p>
          </table:table-cell>
          <table:table-cell table:style-name="Table5.A1" office:value-type="string">
            <text:p text:style-name="P21"><text:span text:style-name="Default_20_Paragraph_20_Font"><text:span text:style-name="T9">Question</text:span></text:span><text:span text:style-name="Default_20_Paragraph_20_Font"><text:span text:style-name="T13"><text:line-break/>«Insert_SocVal_Question_#»</text:span></text:span></text:p>
            <text:p text:style-name="P24"/>
          </table:table-cell>
          <table:table-cell table:style-name="Table5.A1" office:value-type="string">
            <text:p text:style-name="P21"/>
          </table:table-cell>
          <table:table-cell table:style-name="Table5.A1" office:value-type="string">
            <text:p text:style-name="P21">Attachment</text:p>
          </table:table-cell>
        </table:table-row>
      </table:table>
      <text:p text:style-name="Normal"/>
      <text:p text:style-name="P12"><text:bookmark-start text:name="_Toc96061032"/><text:bookmark-start text:name="_Toc110266957"/></text:p>
      <text:h text:style-name="P30" text:outline-level="2"><text:bookmark-start text:name="_Toc111475183"/><text:bookmark-start text:name="_Toc111568145"/><text:bookmark-start text:name="_Toc111820041"/><text:bookmark-start text:name="_Toc112061826"/>How to complete your Price Schedule<text:bookmark-end text:name="_Toc111475183"/><text:bookmark-end text:name="_Toc111568145"/><text:bookmark-end text:name="_Toc111820041"/><text:bookmark-end text:name="_Toc112061826"/><text:bookmark-end text:name="_Toc96061032"/><text:bookmark-end text:name="_Toc110266957"/><text:line-break/></text:h>
      <text:p text:style-name="Normal">Read and understand the instructions in the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1889227610" text:style-name="L5">
        <text:list-item>
          <text:p text:style-name="P37">Eight (8) hour Working Day; and</text:p>
        </text:list-item>
        <text:list-item>
          <text:p text:style-name="P37">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text:span text:style-name="Default_20_Paragraph_20_Font"><text:span text:style-name="T5">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820042"/><text:bookmark-start text:name="_Toc112061827"/><text:bookmark-start text:name="_Toc95972669"/><text:bookmark-end text:name="_Toc92688238"/>Award Criteria<text:bookmark-end text:name="_Toc96061033"/><text:bookmark-end text:name="_Toc110266958"/><text:bookmark-end text:name="_Toc111475184"/><text:bookmark-end text:name="_Toc111568146"/><text:bookmark-end text:name="_Toc111820042"/><text:bookmark-end text:name="_Toc112061827"/><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costs, an offer of contract will be formally made.</text:p>
      <text:p text:style-name="Normal"/>
      <text:h text:style-name="Heading_20_2" text:outline-level="2"><text:bookmark-start text:name="_Toc96061034"/><text:bookmark-start text:name="_Toc110266959"/><text:bookmark-start text:name="_Toc111475185"/><text:bookmark-start text:name="_Toc111568147"/><text:bookmark-start text:name="_Toc111820043"/><text:bookmark-start text:name="_Toc112061828"/>Award process - What you need to do<text:bookmark-end text:name="_Toc96061034"/><text:bookmark-end text:name="_Toc110266959"/><text:bookmark-end text:name="_Toc111475185"/><text:bookmark-end text:name="_Toc111568147"/><text:bookmark-end text:name="_Toc111820043"/><text:bookmark-end text:name="_Toc112061828"/><text:line-break/></text:h>
      <text:list xml:id="list3877028414" text:style-name="L6">
        <text:list-item>
          <text:p text:style-name="P38"><text:span text:style-name="Default_20_Paragraph_20_Font"><text:span text:style-name="T14">Provide the confirmations and affirmations above</text:span></text:span>.</text:p>
        </text:list-item>
        <text:list-item>
          <text:p text:style-name="P38">Write your Bid submission and upload it onto the e-Sourcing portal</text:p>
        </text:list-item>
        <text:list-item>
          <text:p text:style-name="P38">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820044"/><text:bookmark-start text:name="_Toc112061829"/>Award process - What we will do<text:bookmark-end text:name="_Toc96061035"/><text:bookmark-end text:name="_Toc110266960"/><text:bookmark-end text:name="_Toc111475186"/><text:bookmark-end text:name="_Toc111568148"/><text:bookmark-end text:name="_Toc111820044"/><text:bookmark-end text:name="_Toc112061829"/></text:h>
      <text:p text:style-name="Normal"/>
      <text:h text:style-name="P31" text:outline-level="3"><text:bookmark-start text:name="_Toc96061036"/><text:bookmark-start text:name="_Toc110266961"/><text:bookmark-start text:name="_Toc111475187"/><text:bookmark-start text:name="_Toc111568149"/><text:bookmark-start text:name="_Toc111820045"/><text:bookmark-start text:name="_Toc112061830"/>Compliance Check<text:bookmark-end text:name="_Toc96061036"/><text:bookmark-end text:name="_Toc110266961"/><text:bookmark-end text:name="_Toc111475187"/><text:bookmark-end text:name="_Toc111568149"/><text:bookmark-end text:name="_Toc111820045"/><text:bookmark-end text:name="_Toc112061830"/></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1" text:outline-level="3"><text:bookmark-start text:name="_Toc96061037"/><text:bookmark-start text:name="_Toc110266962"/><text:bookmark-start text:name="_Toc111475188"/><text:bookmark-start text:name="_Toc111568150"/><text:bookmark-start text:name="_Toc111820046"/><text:bookmark-start text:name="_Toc112061831"/>Technical Evaluation<text:bookmark-end text:name="_Toc96061037"/><text:bookmark-end text:name="_Toc110266962"/><text:bookmark-end text:name="_Toc111475188"/><text:bookmark-end text:name="_Toc111568150"/> and Commercial Evaluation<text:bookmark-end text:name="_Toc111820046"/><text:bookmark-end text:name="_Toc112061831"/></text:h>
      <text:p text:style-name="P25">We will review your proposal. <text:s/>We will only consider if the suggested approach is acceptable and if costs are in line with budget constraints/expectations.</text:p>
      <text:p text:style-name="P25">Where any element of your proposal is not clear and/or changes are required you will be contacted to discuss further - this may be via the telephone, face to face or a mixture of both.</text:p>
      <text:p text:style-name="P26">Any clarification contact will initially be made via the e-sourcing suite.<text:line-break/></text:p>
      <text:h text:style-name="P31" text:outline-level="3"><text:bookmark-start text:name="_Toc110266965"/><text:bookmark-start text:name="_Toc111475191"/><text:bookmark-start text:name="_Toc111568153"/><text:bookmark-start text:name="_Toc111820047"/><text:bookmark-start text:name="_Toc112061832"/>Presentations<text:bookmark-end text:name="_Toc110266965"/><text:bookmark-end text:name="_Toc111475191"/><text:bookmark-end text:name="_Toc111568153"/><text:bookmark-end text:name="_Toc111820047"/><text:bookmark-end text:name="_Toc112061832"/></text:h>
      <text:p text:style-name="P14"><text:span text:style-name="Default_20_Paragraph_20_Font"><text:span text:style-name="T16">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6">process.</text:span></text:span><text:span text:style-name="Default_20_Paragraph_20_Font"><text:span text:style-name="T8"><text:line-break/></text:span></text:span></text:p>
      <text:h text:style-name="P31" text:outline-level="3"><text:bookmark-start text:name="_Toc96061040"/><text:bookmark-start text:name="_Toc110266966"/><text:bookmark-start text:name="_Toc111475192"/><text:bookmark-start text:name="_Toc111568154"/><text:bookmark-start text:name="_Toc111820048"/><text:bookmark-start text:name="_Toc112061833"/>Award<text:bookmark-end text:name="_Toc96061040"/><text:bookmark-end text:name="_Toc110266966"/><text:bookmark-end text:name="_Toc111475192"/><text:bookmark-end text:name="_Toc111568154"/><text:bookmark-end text:name="_Toc111820048"/><text:bookmark-end text:name="_Toc112061833"/></text:h>
      <text:p text:style-name="P25">Award will be made to you provided that all parties can meet a mutually agreeable approach that offers value for money.</text:p>
      <text:p text:style-name="P27">We will notify you of award via the e-sourcing suite.</text:p>
      <text:p text:style-name="Normal"><text:bookmark-end text:name="_Toc95972669"/></text:p>
      <text:h text:style-name="Heading_20_1" text:outline-level="1"><text:bookmark-start text:name="_Toc110266972"/><text:bookmark-start text:name="_Toc111475198"/><text:bookmark-start text:name="_Toc111568160"/><text:bookmark-start text:name="_Toc111820049"/><text:bookmark-start text:name="_Toc112061834"/>Further Information<text:bookmark-end text:name="_Toc110266972"/><text:bookmark-end text:name="_Toc111475198"/><text:bookmark-end text:name="_Toc111568160"/><text:bookmark-end text:name="_Toc111820049"/><text:bookmark-end text:name="_Toc112061834"/></text:h>
      <text:p text:style-name="P14"><text:span text:style-name="Default_20_Paragraph_20_Font"><text:span text:style-name="T16">All communications will be conducted via the e-sourcing suite, including notification of outcome.</text:span></text:span></text:p>
      <text:p text:style-name="P8"/>
      <text:p text:style-name="P14"><text:span text:style-name="Default_20_Paragraph_20_Font"><text:span text:style-name="T16">The conclusion of a contract may be subject to the provision of due ‘certificates, statements and other means of proof’ where Potential Bidders have, to this point, relied on self-certification</text:span></text:span><text:span text:style-name="Default_20_Paragraph_20_Font"><text:span text:style-name="T1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9T13:48:00Z</meta:creation-date>
    <dc:date>2022-08-29T21:34:45.470780042</dc:date>
    <meta:editing-cycles>13</meta:editing-cycles>
    <meta:editing-duration>PT2H4M58S</meta:editing-duration>
    <meta:document-statistic meta:table-count="5" meta:image-count="0" meta:object-count="0" meta:page-count="10" meta:paragraph-count="149" meta:word-count="1525" meta:character-count="9315" meta:non-whitespace-character-count="7936"/>
    <meta:template xlink:type="simple" xlink:actuate="onRequest" xlink:title="" xlink:href="Normal"/>
  </office:meta>
</office:document-meta>
</file>